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3d773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Footnote">
      <style:text-properties officeooo:paragraph-rsid="1017aee8"/>
    </style:style>
    <style:style style:name="P60" style:family="paragraph" style:parent-style-name="Standard">
      <style:text-properties officeooo:paragraph-rsid="102506d2"/>
    </style:style>
    <style:style style:name="P61" style:family="paragraph" style:parent-style-name="Standard">
      <style:text-properties officeooo:paragraph-rsid="1025e89a"/>
    </style:style>
    <style:style style:name="P62" style:family="paragraph" style:parent-style-name="Footnote">
      <style:text-properties officeooo:paragraph-rsid="100fd683"/>
    </style:style>
    <style:style style:name="P63" style:family="paragraph" style:parent-style-name="Standard">
      <style:text-properties officeooo:paragraph-rsid="10296633"/>
    </style:style>
    <style:style style:name="P64" style:family="paragraph" style:parent-style-name="Standard">
      <style:text-properties officeooo:paragraph-rsid="103d773d"/>
    </style:style>
    <style:style style:name="P65" style:family="paragraph" style:parent-style-name="Standard">
      <style:text-properties officeooo:paragraph-rsid="103fe663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style:text-underline-style="none" officeooo:rsid="102fc25d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f89d01f" style:font-size-asian="12pt" style:font-size-complex="12pt"/>
    </style:style>
    <style:style style:name="T10" style:family="text">
      <style:text-properties style:font-name="Liberation Sans" fo:font-size="12pt" style:text-underline-style="none" officeooo:rsid="00bddfbe" style:font-size-asian="12pt" style:font-size-complex="12pt"/>
    </style:style>
    <style:style style:name="T11" style:family="text">
      <style:text-properties style:font-name="Liberation Sans" fo:font-size="10pt" officeooo:rsid="04473353" style:font-size-asian="10pt" style:font-size-complex="10pt"/>
    </style:style>
    <style:style style:name="T12" style:family="text">
      <style:text-properties style:font-name="Ubuntu1" fo:font-size="11pt" style:font-size-asian="11pt" style:font-size-complex="11pt"/>
    </style:style>
    <style:style style:name="T13" style:family="text">
      <style:text-properties style:font-name="Ubuntu1" fo:font-size="10pt" officeooo:rsid="04473353" style:font-size-asian="10pt" style:font-size-complex="10pt"/>
    </style:style>
    <style:style style:name="T14" style:family="text">
      <style:text-properties fo:language="nl" fo:country="NL" style:language-asian="nl" style:country-asian="NL"/>
    </style:style>
    <style:style style:name="T15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4" style:family="text">
      <style:text-properties fo:color="#000000" loext:opacity="100%" style:font-name="Liberation Sans" fo:font-size="12pt" style:font-size-asian="12pt" style:font-size-complex="12pt"/>
    </style:style>
    <style:style style:name="T14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4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nl" fo:country="NL" fo:font-style="normal" style:text-underline-style="none" officeooo:rsid="102fc25d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3d773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officeooo:rsid="04473353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officeooo:rsid="0aace3cd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officeooo:rsid="0f95a7a0"/>
    </style:style>
    <style:style style:name="T238" style:family="text">
      <style:text-properties officeooo:rsid="0f8f58bd"/>
    </style:style>
    <style:style style:name="T239" style:family="text">
      <style:text-properties style:text-underline-style="none"/>
    </style:style>
    <style:style style:name="T240" style:family="text">
      <style:text-properties style:text-underline-style="none" officeooo:rsid="0fe30796"/>
    </style:style>
    <style:style style:name="T241" style:family="text">
      <style:text-properties style:text-underline-style="none" officeooo:rsid="103d773d"/>
    </style:style>
    <style:style style:name="T242" style:family="text">
      <style:text-properties style:text-underline-style="none" officeooo:rsid="0f0ca65a" style:font-style-asian="italic" style:font-size-complex="12pt" style:font-style-complex="italic"/>
    </style:style>
    <style:style style:name="T243" style:family="text">
      <style:text-properties officeooo:rsid="047cacf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6"><text:span text:style-name="Strong_20_Emphasis"><text:span text:style-name="T110">C</text:span></text:span><text:span text:style-name="Strong_20_Emphasis"><text:span text:style-name="T109">hecklist voor </text:span></text:span><text:span text:style-name="Strong_20_Emphasis"><text:span text:style-name="T111">de installatie</text:span></text:span><text:span text:style-name="Strong_20_Emphasis"><text:span text:style-name="T109"> van </text:span></text:span><text:span text:style-name="Strong_20_Emphasis"><text:span text:style-name="T109"><text:user-field-get text:name="Distro">Ubuntu</text:user-field-get></text:span></text:span><text:span text:style-name="Strong_20_Emphasis"><text:span text:style-name="T109"><text:s/></text:span></text:span><text:span text:style-name="Strong_20_Emphasis"><text:span text:style-name="T115"><text:user-field-get text:name="Version">24.04 LTS</text:user-field-get></text:span></text:span><text:span text:style-name="Strong_20_Emphasis"><text:span text:style-name="T113"><text:note text:id="ftn1" text:note-class="footnote"><text:note-citation>1</text:note-citation><text:note-body><text:p text:style-name="P59"><text:span text:style-name="T222">D</text:span><text:span text:style-name="T215">eze </text:span><text:span text:style-name="Strong_20_Emphasis"><text:span text:style-name="T226"><text:user-field-get text:name="Distro">Ubuntu</text:user-field-get></text:span></text:span><text:span text:style-name="T217"><text:s/></text:span><text:span text:style-name="T227"><text:user-field-get text:name="Version">24.04 LTS</text:user-field-get></text:span><text:span text:style-name="T227"><text:s/>Server</text:span><text:span text:style-name="T215"> (codenaam </text:span><text:span text:style-name="T223">noble</text:span><text:span text:style-name="T215">) van april</text:span><text:span text:style-name="T218"> </text:span><text:span text:style-name="Strong_20_Emphasis"><text:span text:style-name="T228"><text:user-field-get text:name="Releaseyear">2024</text:user-field-get></text:span></text:span><text:span text:style-name="T219"><text:s/></text:span><text:span text:style-name="T222">is een zogenaamde </text:span><text:span text:style-name="T215">LTS-</text:span><text:span text:style-name="T222">versie</text:span><text:span text:style-name="T215"> </text:span><text:span text:style-name="T222">(</text:span><text:span text:style-name="T215">staat voor Long-Term Support, </text:span><text:span text:style-name="T216">langetermijnondersteuning</text:span><text:span text:style-name="T222">)</text:span><text:span text:style-name="T216"> </text:span><text:span text:style-name="T224">en</text:span><text:span text:style-name="T219"> </text:span><text:span text:style-name="T215">wordt gedurende 5 jaar ondersteund tot april 202</text:span><text:span text:style-name="T223">9</text:span><text:span text:style-name="T215">, en met een </text:span><text:span text:style-name="T220">gratis persoonlijk </text:span><text:span text:style-name="T215">Ubuntu </text:span><text:span text:style-name="T221">P</text:span><text:span text:style-name="T215">ro-abonnement gedurende 1</text:span><text:span text:style-name="T225">0</text:span><text:span text:style-name="T215"> jaar tot april 203</text:span><text:span text:style-name="T223">4</text:span><text:span text:style-name="T215">.</text:span></text:p></text:note-body></text:note></text:span></text:span><text:span text:style-name="Strong_20_Emphasis"><text:span text:style-name="T114"><text:s/></text:span></text:span><text:span text:style-name="Strong_20_Emphasis"><text:span text:style-name="T116">Server</text:span></text:span><text:span text:style-name="Strong_20_Emphasis"><text:span text:style-name="T112">.</text:span></text:span></text:p>
      <text:p text:style-name="P9"/>
      <text:p text:style-name="P9">Dit is een invulbare PDF, afdrukken is niet noodzakelijk.</text:p>
      <text:p text:style-name="P10"/>
      <text:p text:style-name="P68">Vul het<text:span text:style-name="Strong_20_Emphasis"><text:span text:style-name="T154"> </text:span></text:span><text:span text:style-name="Strong_20_Emphasis"><text:span text:style-name="T155">tekstvak</text:span></text:span> achter de &lt;woorden&gt; in, zie [toelichting]:</text:p>
      <text:p text:style-name="P1"><text:span text:style-name="Definition"><text:span text:style-name="T15">&lt;GEBRUIKER&gt;</text:span></text:span><text:span text:style-name="T193"><text:tab/><text:tab/></text:span><text:span text:style-name="T208"> <text:tab/><text:tab/></text:span><text:span text:style-name="T194"><draw:control text:anchor-type="as-char" svg:y="-0.4cm" draw:z-index="10" draw:name="Gebruiker 1" draw:style-name="gr2" draw:text-style-name="P75" svg:width="6.4cm" svg:height="0.6cm" draw:control="control9"><svg:title>Gebruiker</svg:title><svg:desc>Volledige naam, bijv. Jan Stek</svg:desc></draw:control></text:span><text:span text:style-name="T194"><text:tab/> <text:s text:c="2"/></text:span><text:span text:style-name="T195">[</text:span><text:span text:style-name="T196">N</text:span><text:span text:style-name="T198">aam, bijv. </text:span><text:span text:style-name="T199">J</text:span><text:span text:style-name="T205">a</text:span><text:span text:style-name="T199">n </text:span><text:span text:style-name="T205">Jansen</text:span><text:span text:style-name="T206">]</text:span></text:p>
      <text:p text:style-name="P64"><text:span text:style-name="Definition"><text:span text:style-name="T15">&lt;</text:span></text:span><text:span text:style-name="Definition"><text:span text:style-name="T204">g</text:span></text:span><text:span text:style-name="Definition"><text:span text:style-name="T239">ebruikersnaam&gt;<text:tab/></text:span></text:span><text:span text:style-name="T203"><draw:control text:anchor-type="as-char" svg:y="-0.4cm" draw:z-index="11" draw:name="Gberuikersnaam 2" draw:style-name="gr2" draw:text-style-name="P75" svg:width="6.4cm" svg:height="0.6cm" draw:control="control10"><svg:title>Gebruikersnaam</svg:title><svg:desc>Korte naam, bijv. jan</svg:desc></draw:control></text:span><text:span text:style-name="T203"><text:tab/> <text:s text:c="2"/></text:span><text:span text:style-name="T5">[</text:span><text:span text:style-name="T6">Gebruikers</text:span><text:span text:style-name="T4">naam, bijv. </text:span><text:span text:style-name="T140">j</text:span><text:span text:style-name="T141">a</text:span><text:span text:style-name="T140">n</text:span><text:span text:style-name="T142">]</text:span></text:p>
      <text:p text:style-name="P3"><text:span text:style-name="Definition"><text:span text:style-name="T15">&lt;</text:span></text:span><text:span text:style-name="Definition"><text:span text:style-name="T240">comput</text:span></text:span><text:span text:style-name="Definition"><text:span text:style-name="T241">ernaam&gt;</text:span></text:span><text:span text:style-name="T207"><text:tab/><text:tab/></text:span><text:span text:style-name="T239"><draw:control text:anchor-type="as-char" svg:y="-0.4cm" draw:z-index="12" draw:name="Computernaam 1" draw:style-name="gr2" draw:text-style-name="P75" svg:width="6.4cm" svg:height="0.6cm" draw:control="control11"><svg:title>Computernaam</svg:title><svg:desc>Unieke naam van de computer</svg:desc></draw:control></text:span><text:span text:style-name="T239"><text:tab/> <text:s text:c="2"/></text:span><text:span text:style-name="T179">[</text:span><text:span text:style-name="T180">N</text:span><text:span text:style-name="T181">aam v.d. </text:span><text:span text:style-name="T186">computer</text:span><text:span text:style-name="T182">, </text:span><text:span text:style-name="T183">bijv. </text:span><text:span text:style-name="T184">sv</text:span><text:span text:style-name="T185">02</text:span><text:span text:style-name="T179">]</text:span></text:p>
      <text:p text:style-name="P3"><text:span text:style-name="Definition"><text:span text:style-name="T15">&lt;</text:span></text:span><text:span text:style-name="Definition"><text:span text:style-name="T175">GEBRUIKER&gt;<text:tab/></text:span></text:span><text:span text:style-name="T187"><text:tab/></text:span><text:span text:style-name="T208"> <text:tab/><text:tab/></text:span><text:span text:style-name="T194"><draw:control text:anchor-type="as-char" svg:y="-0.4cm" draw:z-index="13" draw:name="Gebruiker 2" draw:style-name="gr2" draw:text-style-name="P75" svg:width="6.4cm" svg:height="0.6cm" draw:control="control12"><svg:title>Gebruiker</svg:title><svg:desc>Volledige naam, bijv. Jan Stek</svg:desc></draw:control></text:span><text:span text:style-name="T194"><text:tab/> <text:s text:c="2"/></text:span><text:span text:style-name="T195">[</text:span><text:span text:style-name="T197">N</text:span><text:span text:style-name="T198">aam </text:span><text:span text:style-name="T200">evt. 2</text:span><text:span text:style-name="T210">e</text:span><text:span text:style-name="T201"> gebruiker</text:span><text:span text:style-name="T202">]</text:span></text:p>
      <text:p text:style-name="P64"><text:span text:style-name="Definition"><text:span text:style-name="T15">&lt;</text:span></text:span><text:span text:style-name="Definition"><text:span text:style-name="T175">GEBRUIKERSN</text:span></text:span><text:span text:style-name="Definition"><text:span text:style-name="T176">aa</text:span></text:span><text:span text:style-name="Definition"><text:span text:style-name="T175">M&gt;<text:tab/></text:span></text:span><text:span text:style-name="T203"><draw:control text:anchor-type="as-char" svg:y="-0.4cm" draw:z-index="14" draw:name="Gberuikersnaam 1" draw:style-name="gr2" draw:text-style-name="P75" svg:width="6.4cm" svg:height="0.6cm" draw:control="control13"><svg:title>Gebruikersnaam</svg:title><svg:desc>Korte naam, bijv. jan</svg:desc></draw:control></text:span><text:span text:style-name="T203"><text:tab/> <text:s text:c="2"/></text:span><text:span text:style-name="T177">[</text:span><text:span text:style-name="T178">Gebruikers</text:span><text:span text:style-name="T177">naam</text:span><text:span text:style-name="T188"> </text:span><text:span text:style-name="T189">e</text:span><text:span text:style-name="T190">vt. 2</text:span><text:span text:style-name="T209">e</text:span><text:span text:style-name="T190"> </text:span><text:span text:style-name="T191">gebr.</text:span><text:span text:style-name="T192">]</text:span></text:p>
      <text:p text:style-name="P1"><text:span text:style-name="T122">Vervang </text:span><text:span text:style-name="T126">de</text:span><text:span text:style-name="T122"> &lt;</text:span><text:span text:style-name="T123">woorden&gt; </text:span><text:span text:style-name="T122">in deze checklist door </text:span><text:span text:style-name="T126">d</text:span><text:span text:style-name="T127">i</text:span><text:span text:style-name="T126">e </text:span><text:span text:style-name="T125">in </text:span><text:span text:style-name="T127">het</text:span><text:span text:style-name="Strong_20_Emphasis"><text:span text:style-name="T30"> </text:span></text:span><text:span text:style-name="Strong_20_Emphasis"><text:span text:style-name="T35">tekstvak</text:span></text:span><text:span text:style-name="T122">.</text:span></text:p>
      <text:p text:style-name="P32"/>
      <text:p text:style-name="P32"/>
      <text:p text:style-name="P2"><text:span text:style-name="T135">Nog niet op Linux?</text:span><text:span text:style-name="T129"><text:tab/></text:span><text:span text:style-name="T132">G</text:span><text:span text:style-name="T130">ebruik </text:span><text:span text:style-name="Strong_20_Emphasis"><text:span text:style-name="T138">Checklist </text:span></text:span><text:span text:style-name="Strong_20_Emphasis"><text:span text:style-name="T139">overzetten</text:span></text:span><text:span text:style-name="T130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1"> onder </text:span><text:span text:style-name="T136">Linux</text:span><text:span text:style-name="T124">.</text:span></text:p>
      <text:p text:style-name="P2"><text:span text:style-name="T133">Nieuwe installatie?</text:span><text:span text:style-name="T124"><text:tab/></text:span><text:span text:style-name="T132">B</text:span><text:span text:style-name="T124">egin bij hoofdstuk </text:span><text:span text:style-name="T133"><text:bookmark-ref text:reference-format="page" text:ref-name="__RefNumPara__4009_1271708128">2</text:bookmark-ref></text:span><text:span text:style-name="T124"><text:s text:c="2"/></text:span><text:span text:style-name="T134"><text:bookmark-ref text:reference-format="text" text:ref-name="__RefNumPara__4009_1271708128">Installatie uitvoeren</text:bookmark-ref></text:span><text:span text:style-name="T128">.</text:span></text:p>
      <text:p text:style-name="P19"/>
      <text:p text:style-name="P19"/>
      <text:list text:style-name="L1">
        <text:list-item>
          <text:p text:style-name="P6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40"><draw:control text:anchor-type="as-char" draw:z-index="5" draw:name="Vorm3_0" draw:style-name="gr1" draw:text-style-name="P7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40"><draw:control text:anchor-type="as-char" draw:z-index="8" draw:name="Vorm3_ 2" draw:style-name="gr1" draw:text-style-name="P7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24">Aanmelden als </text:span></text:span><text:span text:style-name="Definition"><text:span text:style-name="T16">&lt;GEBRUIKER&gt;</text:span></text:span><text:span text:style-name="Definition"><text:span text:style-name="T7"><text:note text:id="ftn2" text:note-class="footnote"><text:note-citation>2</text:note-citation><text:note-body><text:p text:style-name="P43"><text:span text:style-name="User_20_Entry"><text:span text:style-name="T62">E</text:span></text:span><text:span text:style-name="User_20_Entry"><text:span text:style-name="T78">v</text:span></text:span><text:span text:style-name="User_20_Entry"><text:span text:style-name="T79">en</text:span></text:span><text:span text:style-name="User_20_Entry"><text:span text:style-name="T81">t</text:span></text:span><text:span text:style-name="User_20_Entry"><text:span text:style-name="T82">uele </text:span></text:span><text:span text:style-name="User_20_Entry"><text:span text:style-name="T83">extra </text:span></text:span><text:span text:style-name="Definition"><text:span text:style-name="T235">gebruiker</text:span></text:span><text:span text:style-name="User_20_Entry"><text:span text:style-name="T73">s</text:span></text:span><text:span text:style-name="User_20_Entry"><text:span text:style-name="T83"> aanmelden </text:span></text:span><text:span text:style-name="User_20_Entry"><text:span text:style-name="T84">en dezelfde stappen uitvoeren</text:span></text:span><text:span text:style-name="User_20_Entry"><text:span text:style-name="T80">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0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1">Typ: </text:span></text:span><text:span text:style-name="User_20_Entry"><text:span text:style-name="T9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2">V</text:span><text:span text:style-name="Strong_20_Emphasis"><text:span text:style-name="T28">olg </text:span></text:span><text:span text:style-name="Strong_20_Emphasis"><text:span text:style-name="T2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0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0"><draw:control text:anchor-type="as-char" draw:z-index="17" draw:name="Vorm 5" draw:style-name="gr1" draw:text-style-name="P74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0"><text:span text:style-name="Strong_20_Emphasis"><text:span text:style-name="T61">Typ: </text:span></text:span><text:span text:style-name="Strong_20_Emphasis"><text:span text:style-name="T10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26"/></text:span></text:p>
          </table:table-cell>
          <table:table-cell table:style-name="_31_._5f_Installatie_5f_voorbereiden.D7" office:value-type="string">
            <text:p text:style-name="P61"><text:span text:style-name="Strong_20_Emphasis"><text:span text:style-name="T29">Kie</text:span></text:span><text:span text:style-name="Strong_20_Emphasis"><text:span text:style-name="T36">s</text:span></text:span><text:span text:style-name="Strong_20_Emphasis"><text:span text:style-name="T29"> </text:span></text:span><text:span text:style-name="Strong_20_Emphasis"><text:span text:style-name="T51">1</text:span></text:span><text:span text:style-name="Strong_20_Emphasis"><text:span text:style-name="T46"> Installatie voorbereiden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2">V</text:span><text:span text:style-name="Strong_20_Emphasis"><text:span text:style-name="T28">olg </text:span></text:span><text:span text:style-name="Strong_20_Emphasis"><text:span text:style-name="T29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3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1"><draw:control text:anchor-type="as-char" draw:z-index="2" draw:name="Vorm9" draw:style-name="gr1" draw:text-style-name="P7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3"><text:span text:style-name="T144">Start de computer op vanaf</text:span><text:span text:style-name="T144"><text:note text:id="ftn3" text:note-class="footnote"><text:note-citation>1</text:note-citation><text:note-body><text:p text:style-name="P58"><text:span text:style-name="T88">B</text:span><text:span text:style-name="T89">ootmenu/</text:span><text:span text:style-name="T88">S</text:span><text:span text:style-name="T89">etup</text:span><text:span text:style-name="T87"> via </text:span><text:span text:style-name="T85">é</text:span><text:span text:style-name="T86">é</text:span><text:span text:style-name="T88">n van de </text:span><text:span text:style-name="Definition"><text:span text:style-name="T90">Veelgebruikte toetsen:</text:span></text:span><text:span text:style-name="Definition"><text:span text:style-name="T91"> </text:span></text:span><text:span text:style-name="User_20_Entry"><text:span text:style-name="T100">Esc</text:span></text:span><text:span text:style-name="User_20_Entry"><text:span text:style-name="T94">,</text:span></text:span><text:span text:style-name="Definition"><text:span text:style-name="T91"> </text:span></text:span><text:span text:style-name="User_20_Entry"><text:span text:style-name="T100">Delete</text:span></text:span><text:span text:style-name="User_20_Entry"><text:span text:style-name="T95">,</text:span></text:span><text:span text:style-name="Definition"><text:span text:style-name="T91"> </text:span></text:span><text:span text:style-name="User_20_Entry"><text:span text:style-name="T100">F1</text:span></text:span><text:span text:style-name="User_20_Entry"><text:span text:style-name="T95">,</text:span></text:span><text:span text:style-name="Definition"><text:span text:style-name="T91"> </text:span></text:span><text:span text:style-name="User_20_Entry"><text:span text:style-name="T100">F2</text:span></text:span><text:span text:style-name="User_20_Entry"><text:span text:style-name="T95">,</text:span></text:span><text:span text:style-name="Definition"><text:span text:style-name="T91"> </text:span></text:span><text:span text:style-name="User_20_Entry"><text:span text:style-name="T100">F9</text:span></text:span><text:span text:style-name="User_20_Entry"><text:span text:style-name="T95">,</text:span></text:span><text:span text:style-name="Definition"><text:span text:style-name="T91"> </text:span></text:span><text:span text:style-name="User_20_Entry"><text:span text:style-name="T100">F10</text:span></text:span><text:span text:style-name="User_20_Entry"><text:span text:style-name="T95">,</text:span></text:span><text:span text:style-name="Definition"><text:span text:style-name="T91"> </text:span></text:span><text:span text:style-name="User_20_Entry"><text:span text:style-name="T100">F11</text:span></text:span><text:span text:style-name="User_20_Entry"><text:span text:style-name="T95">,</text:span></text:span><text:span text:style-name="Definition"><text:span text:style-name="T91"> </text:span></text:span><text:span text:style-name="Definition"><text:span text:style-name="T92">o</text:span></text:span><text:span text:style-name="Definition"><text:span text:style-name="T93">f</text:span></text:span><text:span text:style-name="Definition"><text:span text:style-name="T91"> </text:span></text:span><text:span text:style-name="User_20_Entry"><text:span text:style-name="T100">F12</text:span></text:span><text:span text:style-name="User_20_Entry"><text:span text:style-name="T95">.</text:span></text:span></text:p></text:note-body></text:note></text:span><text:span text:style-name="T144"> </text:span><text:span text:style-name="T147">een </text:span><text:span text:style-name="Strong_20_Emphasis"><text:span text:style-name="T119"><text:user-field-get text:name="Distro">Ubuntu</text:user-field-get></text:span></text:span><text:span text:style-name="T143"><text:s/></text:span><text:span text:style-name="T120"><text:user-field-get text:name="Version">24.04 LTS</text:user-field-get></text:span><text:span text:style-name="T120"><text:s/></text:span><text:span text:style-name="Strong_20_Emphasis"><text:span text:style-name="T121">Server</text:span></text:span><text:span text:style-name="Strong_20_Emphasis"><text:span text:style-name="T55"> </text:span></text:span><text:span text:style-name="T56">Live</text:span><text:span text:style-name="T56"><text:note text:id="ftn4" text:note-class="footnote"><text:note-citation>2</text:note-citation><text:note-body><text:p text:style-name="P57"><text:span text:style-name="T211">Vanaf een </text:span><text:span text:style-name="T237">L</text:span><text:span text:style-name="T211">ive </text:span><text:span text:style-name="T238">USB</text:span><text:span text:style-name="T214">-stick</text:span><text:span text:style-name="T13"> </text:span><text:span text:style-name="T211">kunt u opstarten en </text:span><text:span text:style-name="T11">met </text:span><text:span text:style-name="Strong_20_Emphasis"><text:span text:style-name="T149"><text:user-field-get text:name="Distro">Ubuntu</text:user-field-get></text:span></text:span><text:span text:style-name="Strong_20_Emphasis"><text:span text:style-name="T149"><text:s/></text:span></text:span><text:span text:style-name="T211">werken zonder enige bestanden op de harde schijf te wijzigen en maakt ook installatie van </text:span><text:span text:style-name="Strong_20_Emphasis"><text:span text:style-name="T149"><text:user-field-get text:name="Distro">Ubuntu</text:user-field-get></text:span></text:span><text:span text:style-name="Strong_20_Emphasis"><text:span text:style-name="T149"><text:s/></text:span></text:span><text:span text:style-name="T211">mogelijk.</text:span></text:p></text:note-body></text:note></text:span><text:span text:style-name="T56"> </text:span><text:span text:style-name="T59">USB</text:span><text:span text:style-name="T57">-stick</text:span><text:span text:style-name="T57"><text:note text:id="ftn5" text:note-class="footnote"><text:note-citation>3</text:note-citation><text:note-body><text:p text:style-name="P62"><text:span text:style-name="Strong_20_Emphasis"><text:span text:style-name="T72">Maak een opstartbare USB-stick</text:span></text:span><text:span text:style-name="Strong_20_Emphasis"><text:span text:style-name="T68">:<text:line-break/></text:span></text:span><text:span text:style-name="Strong_20_Emphasis"><text:span text:style-name="T63">Download </text:span></text:span><text:span text:style-name="Strong_20_Emphasis"><text:span text:style-name="T64">een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6">Server </text:span></text:span><text:span text:style-name="Strong_20_Emphasis"><text:span text:style-name="T75"><text:user-field-get text:name="Version">24.04 LTS</text:user-field-get></text:span></text:span><text:span text:style-name="Strong_20_Emphasis"><text:span text:style-name="T77"><text:s/></text:span></text:span><text:span text:style-name="Strong_20_Emphasis"><text:span text:style-name="T69">CD</text:span></text:span><text:span text:style-name="Strong_20_Emphasis"><text:span text:style-name="T71">-beeldbestand</text:span></text:span><text:span text:style-name="Strong_20_Emphasis"><text:span text:style-name="T65"> </text:span></text:span><text:span text:style-name="Strong_20_Emphasis"><text:span text:style-name="T66">(.iso) </text:span></text:span><text:span text:style-name="Strong_20_Emphasis"><text:span text:style-name="T65">vanaf </text:span></text:span><text:a xlink:type="simple" xlink:href="https://ubuntu.com/download" text:style-name="Internet_20_link" text:visited-style-name="Visited_20_Internet_20_Link"><text:span text:style-name="Strong_20_Emphasis"><text:span text:style-name="T213">ubuntu.com/download</text:span></text:span></text:a><text:span text:style-name="Strong_20_Emphasis"><text:span text:style-name="T65">.</text:span></text:span><text:span text:style-name="Strong_20_Emphasis"><text:span text:style-name="T67"><text:line-break/>De </text:span></text:span><text:span text:style-name="Strong_20_Emphasis"><text:span text:style-name="T70">ver</text:span></text:span><text:span text:style-name="Strong_20_Emphasis"><text:span text:style-name="T67">volgstappen staan beschreven in </text:span></text:span><text:span text:style-name="Strong_20_Emphasis"><text:span text:style-name="T74">Linux informatie</text:span></text:span><text:span text:style-name="Strong_20_Emphasis"><text:span text:style-name="T67">, te vinden op </text:span>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Strong_20_Emphasis"><text:span text:style-name="T67">, onder </text:span></text:span><text:span text:style-name="Strong_20_Emphasis"><text:span text:style-name="T74">Linux</text:span></text:span><text:span text:style-name="Strong_20_Emphasis"><text:span text:style-name="T67">.</text:span></text:span></text:p></text:note-body></text:note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26"/></text:span></text:p>
          </table:table-cell>
          <table:table-cell table:style-name="_32_._5f_Installatie_5f_uitvoeren.C2" office:value-type="string">
            <text:p text:style-name="P16"><text:span text:style-name="Strong_20_Emphasis"><text:span text:style-name="T36">Selecteer</text:span></text:span><text:span text:style-name="Strong_20_Emphasis"><text:span text:style-name="T22"> </text:span></text:span><text:span text:style-name="Strong_20_Emphasis"><text:span text:style-name="T47">Try or Install Ubuntu </text:span></text:span><text:span text:style-name="Strong_20_Emphasis"><text:span text:style-name="T48">Server</text:span></text:span><text:span text:style-name="Strong_20_Emphasis"><text:span text:style-name="T20"> </text:span></text:span><text:span text:style-name="Strong_20_Emphasis"><text:span text:style-name="T23">en druk op </text:span></text:span><text:span text:style-name="Strong_20_Emphasis"><text:span text:style-name="T38">de </text:span></text:span><text:span text:style-name="Strong_20_Emphasis"><text:span text:style-name="T102">Enter</text:span></text:span><text:span text:style-name="Strong_20_Emphasis"><text:span text:style-name="T27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19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0"><draw:control text:anchor-type="as-char" draw:z-index="7" draw:name="Vorm 6" draw:style-name="gr1" draw:text-style-name="P74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45">Kies</text:span><text:span text:style-name="T146"> </text:span><text:span text:style-name="T148">Nederlands</text:span><text:span text:style-name="Strong_20_Emphasis"><text:span text:style-name="T27"> </text:span></text:span><text:span text:style-name="Strong_20_Emphasis"><text:span text:style-name="T39">en druk op </text:span></text:span><text:span text:style-name="Strong_20_Emphasis"><text:span text:style-name="T38">de </text:span></text:span><text:span text:style-name="Strong_20_Emphasis"><text:span text:style-name="T102">Enter</text:span></text:span><text:span text:style-name="Strong_20_Emphasis"><text:span text:style-name="T27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26"><draw:control text:anchor-type="as-char" draw:z-index="6" draw:name="Vorm 1" draw:style-name="gr1" draw:text-style-name="P74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1"><text:span text:style-name="T168">Bij</text:span><text:span text:style-name="T160"> </text:span><text:span text:style-name="Strong_20_Emphasis"><text:span text:style-name="T171">Profile </text:span></text:span><text:span text:style-name="Strong_20_Emphasis"><text:span text:style-name="T172">configuration</text:span></text:span><text:span text:style-name="Strong_20_Emphasis"><text:span text:style-name="T173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2"><text:span text:style-name="T165">V</text:span><text:span text:style-name="T161">ul </text:span><text:span text:style-name="T162">in </text:span><text:span text:style-name="Strong_20_Emphasis"><text:span text:style-name="T166">Your</text:span></text:span><text:span text:style-name="Strong_20_Emphasis"><text:span text:style-name="T163"> n</text:span></text:span><text:span text:style-name="Strong_20_Emphasis"><text:span text:style-name="T164">a</text:span></text:span><text:span text:style-name="Strong_20_Emphasis"><text:span text:style-name="T166">me</text:span></text:span><text:span text:style-name="Strong_20_Emphasis"><text:span text:style-name="T151"> </text:span></text:span><text:span text:style-name="Definition"><text:span text:style-name="T242">&lt;GEBRUIKER&gt;</text:span></text:span><text:span text:style-name="Strong_20_Emphasis"><text:span text:style-name="T152">, <text:line-break/></text:span></text:span><text:span text:style-name="Strong_20_Emphasis"><text:span text:style-name="T166">Your server</text:span></text:span><text:span text:style-name="Strong_20_Emphasis"><text:span text:style-name="T169">'</text:span></text:span><text:span text:style-name="Strong_20_Emphasis"><text:span text:style-name="T170">s name</text:span></text:span><text:span text:style-name="Definition"><text:span text:style-name="T8"> &lt;</text:span></text:span><text:span text:style-name="Definition"><text:span text:style-name="T9">comp</text:span></text:span><text:span text:style-name="Definition"><text:span text:style-name="T10">uternaam&gt;</text:span></text:span><text:span text:style-name="Strong_20_Emphasis"><text:span text:style-name="T151">,<text:line-break/></text:span></text:span><text:span text:style-name="Strong_20_Emphasis"><text:span text:style-name="T167">Pick a username</text:span></text:span><text:span text:style-name="Strong_20_Emphasis"><text:span text:style-name="T151"> &lt;</text:span></text:span><text:span text:style-name="Definition"><text:span text:style-name="T10">gebruikersnaam&gt;</text:span></text:span><text:span text:style-name="Strong_20_Emphasis"><text:span text:style-name="T151">,<text:line-break/></text:span></text:span><text:span text:style-name="Strong_20_Emphasis"><text:span text:style-name="T153">g</text:span></text:span><text:span text:style-name="Strong_20_Emphasis"><text:span text:style-name="T150">eef tweemaal een </text:span></text:span><text:span text:style-name="Strong_20_Emphasis"><text:span text:style-name="T159">wachtwoord</text:span></text:span><text:span text:style-name="Strong_20_Emphasis"><text:span text:style-name="T156"> </text:span>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74">Enter</text:span></text:span><text:span text:style-name="Strong_20_Emphasis"><text:span text:style-name="T156">-toets.</text:span></text:span></text:p>
          </table:table-cell>
        </table:table-row>
      </table:table>
      <text:p text:style-name="P33"><text:span text:style-name="Strong_20_Emphasis"><text:span text:style-name="T42"/></text:span></text:p>
      <text:list text:continue-numbering="true" text:style-name="L1">
        <text:list-item>
          <text:p text:style-name="P67"><text:span text:style-name="Strong_20_Emphasis"><text:span text:style-name="T49">Installatie </text:span></text:span><text:span text:style-name="Strong_20_Emphasis"><text:span text:style-name="T50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1"><draw:control text:anchor-type="as-char" draw:z-index="3" draw:name="Vorm24" draw:style-name="gr1" draw:text-style-name="P7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1">Aanmelden als </text:span></text:span><text:span text:style-name="Definition"><text:span text:style-name="T17">&lt;GEBRUIK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43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0"><draw:control text:anchor-type="as-char" draw:z-index="18" draw:name="Vorm4" draw:style-name="gr1" draw:text-style-name="P74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61">Typ: </text:span></text:span><text:span text:style-name="User_20_Entry"><text:span text:style-name="T9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2">V</text:span><text:span text:style-name="Strong_20_Emphasis"><text:span text:style-name="T28">olg </text:span></text:span><text:span text:style-name="Strong_20_Emphasis"><text:span text:style-name="T2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0"><draw:control text:anchor-type="as-char" draw:z-index="19" draw:name="Vorm 7" draw:style-name="gr1" draw:text-style-name="P74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0"><text:span text:style-name="Strong_20_Emphasis"><text:span text:style-name="T61">Typ: </text:span></text:span><text:span text:style-name="Strong_20_Emphasis"><text:span text:style-name="T101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26"/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29">Kie</text:span></text:span><text:span text:style-name="Strong_20_Emphasis"><text:span text:style-name="T37">s</text:span></text:span><text:span text:style-name="Strong_20_Emphasis"><text:span text:style-name="T31"> </text:span></text:span><text:span text:style-name="Strong_20_Emphasis"><text:span text:style-name="T52">3</text:span></text:span><text:span text:style-name="Strong_20_Emphasis"><text:span text:style-name="T45"> Installatie afronden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2">V</text:span><text:span text:style-name="Strong_20_Emphasis"><text:span text:style-name="T28">olg </text:span></text:span><text:span text:style-name="Strong_20_Emphasis"><text:span text:style-name="T29">de aanwijzingen op het scherm.</text:span></text:span>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32"/></text:span></text:p>
      <text:p text:style-name="P36"><text:span text:style-name="Strong_20_Emphasis"><text:span text:style-name="T2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1"><draw:control text:anchor-type="as-char" draw:z-index="4" draw:name="Vorm40_0" draw:style-name="gr1" draw:text-style-name="P74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1"><draw:control text:anchor-type="as-char" draw:z-index="9" draw:name="Vorm40_ 1" draw:style-name="gr1" draw:text-style-name="P74" svg:width="0.35cm" svg:height="0.35cm" draw:control="control8"/></text:span></text:span></text:p>
          </table:table-cell>
          <table:table-cell table:style-name="Tabel2.D1" office:value-type="string">
            <text:p text:style-name="P18"><text:span text:style-name="Strong_20_Emphasis"><text:span text:style-name="T21">Aanmelden als </text:span></text:span><text:span text:style-name="Definition"><text:span text:style-name="T17">&lt;GEBRUIKER&gt;</text:span></text:span><text:span text:style-name="Strong_20_Emphasis"><text:span text:style-name="T33"><text:note text:id="ftn6" text:note-class="footnote"><text:note-citation>1</text:note-citation><text:note-body><text:p text:style-name="P44"><text:span text:style-name="User_20_Entry"><text:span text:style-name="T96">E</text:span></text:span><text:span text:style-name="User_20_Entry"><text:span text:style-name="T98">ventuele extra </text:span></text:span><text:span text:style-name="Definition"><text:span text:style-name="T236">gebruiker</text:span></text:span><text:span text:style-name="User_20_Entry"><text:span text:style-name="T97">s</text:span></text:span><text:span text:style-name="User_20_Entry"><text:span text:style-name="T98"> aanmelden en dezelfde stappen uitvoeren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0"><draw:control text:anchor-type="as-char" draw:z-index="20" draw:name="Vorm 8" draw:style-name="gr1" draw:text-style-name="P74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0"><draw:control text:anchor-type="as-char" draw:z-index="21" draw:name="Vorm 9" draw:style-name="gr1" draw:text-style-name="P74" svg:width="0.35cm" svg:height="0.35cm" draw:control="control20"/></text:span></text:span></text:p>
          </table:table-cell>
          <table:table-cell table:style-name="Tabel2.D3" office:value-type="string">
            <text:p text:style-name="P60"><text:span text:style-name="Strong_20_Emphasis"><text:span text:style-name="T61">Typ: </text:span></text:span><text:span text:style-name="Strong_20_Emphasis"><text:span text:style-name="T101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29">Kie</text:span></text:span><text:span text:style-name="Strong_20_Emphasis"><text:span text:style-name="T37">s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4"> Gebruiker inrichten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8">olg </text:span></text:span><text:span text:style-name="Strong_20_Emphasis"><text:span text:style-name="T29">de aanwijzingen op het scherm.</text:span></text:span></text:p>
          </table:table-cell>
        </table:table-row>
      </table:table>
      <text:p text:style-name="P13"><text:span text:style-name="Strong_20_Emphasis"><text:span text:style-name="T34"/></text:span></text:p>
      <text:p text:style-name="P30"/>
      <text:p text:style-name="P31"><text:span text:style-name="T103">E</text:span><text:span text:style-name="T104">inde c</text:span><text:span text:style-name="T105">hecklist, </text:span><text:span text:style-name="T106">d</text:span><text:span text:style-name="T105">e installatie van </text:span><text:span text:style-name="Strong_20_Emphasis"><text:span text:style-name="T117"><text:user-field-get text:name="Distro">Ubuntu</text:user-field-get></text:span></text:span><text:span text:style-name="T107"><text:s/></text:span><text:span text:style-name="T108"><text:user-field-get text:name="Version">24.04 LTS</text:user-field-get></text:span><text:span text:style-name="T108"><text:s/></text:span><text:span text:style-name="Strong_20_Emphasis"><text:span text:style-name="T118">Server</text:span></text:span><text:span text:style-name="Strong_20_Emphasis"><text:span text:style-name="T54"> </text:span></text:span><text:span text:style-name="T105">is voltooid.</text:span></text:p>
      <text:p text:style-name="P8"/>
      <text:list text:style-name="L2">
        <text:list-header>
          <text:p text:style-name="P72"><text:span text:style-name="Emphasis"><text:span text:style-name="T2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1">Karel Zimmer</text:span></text:span></text:a><text:span text:style-name="Emphasis"><text:span text:style-name="T232">.</text:span></text:span></text:p>
          <text:p text:style-name="P73"><text:span text:style-name="Emphasis"><text:span text:style-name="T234">Licentie </text:span></text:span><text:span text:style-name="Emphasis"><text:span text:style-name="T232">C</text:span></text:span><text:span text:style-name="Emphasis"><text:span text:style-name="T233">C0</text:span></text:span><text:span text:style-name="Emphasis"><text:span text:style-name="T232"> 1.0 </text:span></text:span><text:span text:style-name="Emphasis"><text:span text:style-name="T22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1-02T10:13:39.588278979">02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3:39.474319632</dc:date>
    <meta:keyword>Installatie</meta:keyword>
    <meta:keyword>Checklist</meta:keyword>
    <meta:keyword>Linux</meta:keyword>
    <meta:editing-cycles>6887</meta:editing-cycles>
    <meta:editing-duration>P12DT7H23M6S</meta:editing-duration>
    <dc:creator>Karel Zimmer</dc:creator>
    <meta:document-statistic meta:table-count="4" meta:image-count="2" meta:object-count="0" meta:page-count="4" meta:paragraph-count="64" meta:word-count="379" meta:character-count="2650" meta:non-whitespace-character-count="2288"/>
    <meta:user-defined meta:name="Info 1"/>
    <meta:user-defined meta:name="Info 2"/>
    <meta:user-defined meta:name="Info 3"/>
    <meta:user-defined meta:name="Info 4"/>
  </office:meta>
</office:document-meta>
</file>